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normal" officeooo:rsid="002ac3f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5c03d" style:font-style-asian="normal" style:font-weight-asian="normal" style:font-style-complex="normal" style:font-weight-complex="normal"/>
    </style:style>
    <style:style style:name="T11" style:family="text">
      <style:text-properties fo:font-style="normal" fo:font-weight="normal" officeooo:rsid="00290954" style:font-style-asian="normal" style:font-weight-asian="normal" style:font-style-complex="normal" style:font-weight-complex="normal"/>
    </style:style>
    <style:style style:name="T12" style:family="text">
      <style:text-properties fo:font-style="normal" fo:font-weight="normal" officeooo:rsid="002ac3f5" style:font-style-asian="normal" style:font-weight-asian="normal" style:font-style-complex="normal" style:font-weight-complex="normal"/>
    </style:style>
    <style:style style:name="T13" style:family="text">
      <style:text-properties fo:font-style="normal" fo:font-weight="normal" officeooo:rsid="002ca9f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2"><text:span text:style-name="T1">a) Especificação – o que o sistema deve fazer e suas restrições de desenvolvimento</text:span></text:p>
      <text:p text:style-name="P2"><text:span text:style-name="T1"><text:tab/>Por exemplo leis, ou aspectos de segurança, ou algum tipo de infraestrutura de TI necessária;</text:span></text:p>
      <text:p text:style-name="P2"><text:span text:style-name="T1">b) Desenvolvimento – produção do sistema de software;</text:span></text:p>
      <text:p text:style-name="P2"><text:span text:style-name="T1">c) Validação – verificação de que o software é o que o cliente deseja;</text:span></text:p>
      <text:p text:style-name="P2"><text:span text:style-name="T1">d) Evolução – mudança do software em resposta as demandas de mudança.</text:span></text:p>
      <text:p text:style-name="P2"><text:span text:style-name="T1"/></text:p>
      <text:p text:style-name="P2"><text:span text:style-name="T1"><text:tab/>Tipos:</text:span></text:p>
      <text:p text:style-name="P2"><text:span text:style-name="T1"/></text:p>
      <text:p text:style-name="P2"><text:span text:style-name="T1">MODELOS PRESCRITIVOS </text:span></text:p>
      <text:p text:style-name="P2"><text:span text:style-name="T1"><text:tab/>Modelo que já possui uma estrutura e uma ordem formal de processo;</text:span></text:p>
      <text:p text:style-name="P2"><text:span text:style-name="T1"><text:tab/>Modelo com previsibilidade;</text:span></text:p>
      <text:p text:style-name="P2"><text:span text:style-name="T1"><text:tab/>Considera os meios tradicionais;</text:span></text:p>
      <text:p text:style-name="P2"><text:span text:style-name="T1"><text:tab/>Ex: Cascata, Orientado a Re-uso.</text:span></text:p>
      <text:p text:style-name="P2"><text:span text:style-name="T1"/></text:p>
      <text:p text:style-name="P2"><text:span text:style-name="T1">MODELO ADAPTATIVO</text:span></text:p>
      <text:p text:style-name="P2"><text:span text:style-name="T1"><text:tab/>Não foca nos processos rígidos, mas são focados no produto, nas pessoas que o desenvolvem e são abertos a mudanças.</text:span></text:p>
      <text:p text:style-name="P2"><text:span text:style-name="T1"><text:tab/>Tem foco no planejamento incremental e flexível;</text:span></text:p>
      <text:p text:style-name="P2"><text:span text:style-name="T1"><text:tab/>Ex: Scrum, XP, Crystal, FDD e DSDM.</text:span></text:p>
      <text:p text:style-name="P2"><text:span text:style-name="T1"/></text:p>
      <text:p text:style-name="P3"><text:span text:style-name="T1"><text:tab/>Modelos de Forma Específica:</text:span></text:p>
      <text:p text:style-name="P3"><text:span text:style-name="T1"/></text:p>
      <text:p text:style-name="P3"><text:span text:style-name="T1"><text:tab/>Modelo Cascata (década de 70, não tinha linguagem orientada a objetos como java...):</text:span></text:p>
      <text:p text:style-name="P3"><text:span text:style-name="T1"><text:tab/></text:span></text:p>
      <text:p text:style-name="P3"><text:span text:style-name="T1">- Levantamento de requisitos (identifica necessidade dos clientes);</text:span></text:p>
      <text:p text:style-name="P3"><text:span text:style-name="T1">- Desenvolvimento do projeto (a estrutura de banco de dados, algoritmos);</text:span></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4"><text:span text:style-name="T1">- Vantagens; muito bem definido, e deixa claro os requisitos para se avançar as próximas etapas do projeto, o projeto se torna muito bem estruturado;</text:span></text:p>
      <text:p text:style-name="P4"><text:span text:style-name="T1">-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span></text:p>
      <text:p text:style-name="P4"><text:span text:style-name="T1"/></text:p>
      <text:p text:style-name="P4"><text:span text:style-name="T1"><text:tab/>Modelos Evolucionários:</text:span></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3"><text:span text:style-name="T1"><text:tab/>Modelo de Prototipação;</text:span></text:p>
      <text:p text:style-name="P13"><text:span text:style-name="T1"/></text:p>
      <text:p text:style-name="P13"><text:span text:style-name="T1">- Obter os requisitos;</text:span></text:p>
      <text:p text:style-name="P13"><text:span text:style-name="T1">- Elaborar o projeto rápido;</text:span></text:p>
      <text:p text:style-name="P13"><text:span text:style-name="T1">- Construir protótipo;</text:span></text:p>
      <text:p text:style-name="P12"><text:span text:style-name="T2">- </text:span><text:span text:style-name="T1">Avaliar o protótipo;</text:span></text:p>
      <text:p text:style-name="P12"><text:span text:style-name="T1">- Refinar o protótipo.</text:span></text:p>
      <text:p text:style-name="P12"><text:span text:style-name="T1"/></text:p>
      <text:p text:style-name="P13"><text:span text:style-name="T1">- Vantagens: possibilita que o desenvolvedor crie um modelo (protótipo) do software que deve ser construído, uso apropriado quando o cliente não definiu os requisitos detalhadamente.</text:span></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5"><text:span text:style-name="T1"><text:tab/>Iteração de Projeto:</text:span></text:p>
      <text:p text:style-name="P5"><text:span text:style-name="T1"/></text:p>
      <text:p text:style-name="P5"><text:span text:style-name="T1"><text:tab/>Requisitos SEMPRE evoluem no curso de um projeto e, sendo assim, a iteração de processo, que é o retrabalho dos processos iniciais, é sempre parte do processo dos sistemas de grande porte;</text:span></text:p>
      <text:p text:style-name="P5"><text:span text:style-name="T1"><text:tab/>A iteração pode ser aplicada a qualquer um dos modelos genéricos do processo.</text:span></text:p>
      <text:p text:style-name="P5"><text:span text:style-name="T1"><text:tab/>Sendo assim temos os modelos que ainda são prescritivos, porém iterativos;</text:span></text:p>
      <text:p text:style-name="P5"><text:span text:style-name="T1"/></text:p>
      <text:p text:style-name="P5"><text:span text:style-name="T1"><text:tab/>Modelo Incremental (bom uso dentro do e-commerce, pois vai se criando por partes):</text:span></text:p>
      <text:p text:style-name="P5"><text:span text:style-name="T1"/></text:p>
      <text:p text:style-name="P5"><text:span text:style-name="T1">- A ideia é fazer os processos do Modelo Cascata quantas vezes forem necessárias;</text:span></text:p>
      <text:p text:style-name="P5"><text:span text:style-name="T1">- É entregue ao cliente em incrementos;</text:span></text:p>
      <text:p text:style-name="P5"><text:span text:style-name="T1">- Os requisitos são priorizados;</text:span></text:p>
      <text:p text:style-name="P5"><text:span text:style-name="T1">- Uma vez que o desenvolvimento de um incremento é iniciado, os requisitos são congelados;</text:span></text:p>
      <text:p text:style-name="P5"><text:span text:style-name="T1"/></text:p>
      <text:p text:style-name="P5"><text:span text:style-name="T1">- Vantagens: podem ser entregues regularmente ao cliente, os incrementos iniciais dão uma ideia do produto final, risco menor de falha do projeto final, os serviços de alta prioridade vão ser entregues primeiro - pois durante sua incrementação – vai se aprimorando o projeto.</text:span></text:p>
      <text:p text:style-name="P5"><text:span text:style-name="T1"/></text:p>
      <text:p text:style-name="P5"><text:span text:style-name="T1"><text:tab/>Modelo Espiral:</text:span></text:p>
      <text:p text:style-name="P5"><text:span text:style-name="T1"/></text:p>
      <text:p text:style-name="P5"><text:span text:style-name="T1">- Engloba as melhores características do M. Cascata (em termo de fases) e Prototipação (entregas sem ter uma qualidade de um modelo final);</text:span></text:p>
      <text:p text:style-name="P5"><text:span text:style-name="T1">- Os riscos são avaliados desde o início (podem ser novas tecnologias, necessidade de integração para outros serviços, acesso a um volume de dados mais complexo);</text:span></text:p>
      <text:p text:style-name="P5"><text:span text:style-name="T1"/></text:p>
      <text:p text:style-name="P5"><text:span text:style-name="T1"><text:tab/></text:span></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5"><text:span text:style-name="T4">- Uma abordagem proposta para a construção, implantação e manutenção de software;</text:span></text:p>
      <text:p text:style-name="P5"><text:span text:style-name="T4">- Um processo iterativo para desenvolvimento de software visando a construção de sistemas orientados a objetos;</text:span></text:p>
      <text:p text:style-name="P5"><text:span text:style-name="T4">- Possui dois eixos: horizontal representa a que passo está o projeto (Iniciação, Elaboração, Correção, Transição), vertical representa as disciplinas que agrupam logicamente as atividades (Modelagem, Requisitos, Implementação, Design, etc.).</text:span></text:p>
      <text:p text:style-name="P5"><text:span text:style-name="T4"/></text:p>
      <text:p text:style-name="P7"><text:span text:style-name="T1"><text:tab/>Modelos Baseados em Componentes:</text:span></text:p>
      <text:p text:style-name="P7"><text:span text:style-name="T1"/></text:p>
      <text:p text:style-name="P7"><text:span text:style-name="T1"><text:tab/>O que são componentes? Quaisquer elementos de hardware e software que possui papel específico no contexto onde ele é utilizado.</text:span></text:p>
      <text:p text:style-name="P7"><text:span text:style-name="T1"><text:tab/>Um componente pode ser retirado reutilizado em outras circunstâncias (exemplo do carrinho de compras, que pode ser usado em diferentes ambientes de e-commerce e aplicado da mesma maneira).</text:span></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0">, componentes de prateleiras);</text:span></text:p>
      <text:p text:style-name="P7"><text:span text:style-name="T10">- Estágios do Processo: Especificação de requisitos; Análise de componentes; Modificação de requisitos; Projeto de sistema com re-uso; Desenvolvimento e integração;</text:span></text:p>
      <text:p text:style-name="P7"><text:span text:style-name="T10"/></text:p>
      <text:p text:style-name="P7"><text:span text:style-name="T10"><text:tab/></text:span><text:span text:style-name="T11">Processo de Desenvolvimento Orientado a Serviços:</text:span></text:p>
      <text:p text:style-name="P7"><text:span text:style-name="T11"/></text:p>
      <text:p text:style-name="P7"><text:span text:style-name="T11">- Serviço: funcionalidade a ser oferecida por um sistema, a qual pode ser reutilizada;</text:span></text:p>
      <text:p text:style-name="P7"><text:span text:style-name="T11">- Objetivo: desenvolver software como composição de serviços e promover o re-uso dos mesmos.</text:span></text:p>
      <text:p text:style-name="P8"><text:span text:style-name="T11"><text:tab/></text:span></text:p>
      <text:p text:style-name="P8"><text:span text:style-name="T11"><text:tab/></text:span><text:span text:style-name="T9">Tipos de Serviços:</text:span></text:p>
      <text:p text:style-name="P8"><text:span text:style-name="T9"><text:tab/></text:span></text:p>
      <text:p text:style-name="P8"><text:span text:style-name="T9">a) Serviços de Utilidades: funcionalidades gerais que podem ser utilizadas por diferentes sistemas. Ex: Funcionalidade de Backup, Configuração de telas;</text:span></text:p>
      <text:p text:style-name="P8"><text:span text:style-name="T9"/></text:p>
      <text:p text:style-name="P8"><text:span text:style-name="T9">b) Serviços de Negócios: funcionalidades que sejam regra do negócio. Ex: carrinho de compras em loja virtual; aplicações em letras de câmbio dentro de negócios de sistema bancário; histórico de aluno em um sistema estudantil; etc.</text:span></text:p>
      <text:p text:style-name="P8"><text:span text:style-name="T9"/></text:p>
      <text:p text:style-name="P8"><text:span text:style-name="T9">c) Serviços de Coordenação: funcionalidade de viabilização da comunicação entre negócios. Ex: integração de um serviço de hospital com entidade de convênio dos pacientes; integração de sistemas de cartões de crédito em lojas virtuais.</text:span></text:p>
      <text:p text:style-name="P8"><text:soft-page-break/><text:span text:style-name="T9"><text:tab/>Complementos X Serviços</text:span></text:p>
      <text:p text:style-name="P8"><text:span text:style-name="T9"/></text:p>
      <text:p text:style-name="P8"><text:span text:style-name="T9">Componentes são uma ótima forma de implementar serviços.</text:span></text:p>
      <text:p text:style-name="P8"><text:span text:style-name="T9"/></text:p>
      <text:p text:style-name="P8"><text:span text:style-name="T9">Serviço: ChatBot – componentes: Comunicação, Perguntas e Respostas, User Interface, etc…</text:span></text:p>
      <text:p text:style-name="P8"><text:span text:style-name="T9"/></text:p>
      <text:p text:style-name="P8"><text:span text:style-name="T9">Serviço: App e-commerce – componentes: Carrinho de Compras, Pagamentos de Cartão, Pagamentos PIX, Lista de Produtos, Design da Aplicação, etc…</text:span></text:p>
      <text:p text:style-name="P8"><text:span text:style-name="T9"/></text:p>
      <text:p text:style-name="P9"><text:span text:style-name="T12"><text:tab/></text:span><text:span text:style-name="T8">Processo Genérico de Desenvolvimento de Software:</text:span><text:span text:style-name="T9"><text:tab/></text:span></text:p>
      <text:p text:style-name="P9"><text:span text:style-name="T9"/></text:p>
      <text:p text:style-name="P9"><text:span text:style-name="T12"><text:tab/>Especificação de Software</text:span></text:p>
      <text:p text:style-name="P8"><text:span text:style-name="T12"/></text:p>
      <text:p text:style-name="P8"><text:span text:style-name="T12">- Estudo de Viabilidade: avaliar se a minha equipe é capaz de trabalhar alguma solicitação dentro das capacidades técnicas disponíveis. Gera um relatório de Viabilidade.</text:span></text:p>
      <text:p text:style-name="P8"><text:span text:style-name="T12">- Elicitação e Análise de Requisitos;</text:span></text:p>
      <text:p text:style-name="P8"><text:span text:style-name="T12">- Especificação de Requisitos;</text:span></text:p>
      <text:p text:style-name="P8"><text:span text:style-name="T12">- Validação de Requisitos.</text:span></text:p>
      <text:p text:style-name="P8"><text:span text:style-name="T12"/></text:p>
      <text:p text:style-name="P10"><text:span text:style-name="T9"><text:tab/>Projeto e Implementação de Software</text:span></text:p>
      <text:p text:style-name="P10"><text:span text:style-name="T9"/></text:p>
      <text:p text:style-name="P10"><text:span text:style-name="T9">- É o processo de conversão da especificação de sistema em um sistema executável;</text:span></text:p>
      <text:p text:style-name="P10"><text:span text:style-name="T9">- Projeto de software: projetar uma estrutura que atenda a especificação;</text:span></text:p>
      <text:p text:style-name="P10"><text:span text:style-name="T9">- Implementação; Transformar essa estrutura em um programa;</text:span></text:p>
      <text:p text:style-name="P10"><text:span text:style-name="T9">- As atividades de projeto e implementação são fortemente relacionadas e podem ser intercaladas;</text:span></text:p>
      <text:p text:style-name="P10"><text:span text:style-name="T9"/></text:p>
      <text:p text:style-name="P10"><text:span text:style-name="T9"><text:tab/></text:span><text:span text:style-name="T13">Programação e Debugging</text:span></text:p>
      <text:p text:style-name="P10"><text:span text:style-name="T13"/></text:p>
      <text:p text:style-name="P11"><text:span text:style-name="T9">- É o processo de transformação de um projeto em um programa de remoção de defeitos desse programa;</text:span></text:p>
      <text:p text:style-name="P11"><text:span text:style-name="T9">- Programação é um processo pessoal, não há processo genérico de programação;</text:span></text:p>
      <text:p text:style-name="P11"><text:span text:style-name="T9">- Programadores realizam alguns testes para descobrir defeitos no programa e removem esses defeitos no processo de debugging (depuração).</text:span></text:p>
      <text:p text:style-name="P11"><text:span text:style-name="T9"/></text:p>
      <text:p text:style-name="P11"><text:span text:style-name="T9"><text:tab/>Validação de Software</text:span></text:p>
      <text:p text:style-name="P11"><text:span text:style-name="T9"/></text:p>
      <text:p text:style-name="P11"><text:span text:style-name="T9">- Verificação e validação tem a intenção de mostrar que um sistema está em conformidade com a sua especificação;</text:span></text:p>
      <text:p text:style-name="P11"><text:span text:style-name="T9">- Envolve processos de verificação e revisão, além de testes de sistema.</text:span></text:p>
      <text:p text:style-name="P11"><text:span text:style-name="T9"/></text:p>
      <text:p text:style-name="P11"><text:span text:style-name="T9"><text:tab/>Teste de Software</text:span></text:p>
      <text:p text:style-name="P11"><text:span text:style-name="T9"/></text:p>
      <text:p text:style-name="P11"><text:span text:style-name="T9">- Teste de Componente (componentes são testados individualmente; Componentes podem ser grupos ou funções dessas entidades);</text:span></text:p>
      <text:p text:style-name="P11"><text:span text:style-name="T9">- Teste de Sistema (teste do sistema como um todo. O teste das propriedades emergentes é particularmente importante);</text:span></text:p>
      <text:p text:style-name="P11"><text:soft-page-break/><text:span text:style-name="T9">- Teste de Aceitação (teste com dados do cliente para verificar se o sistema atende às suas necessidades).</text:span></text:p>
      <text:p text:style-name="P11"><text:span text:style-name="T9"/></text:p>
      <text:p text:style-name="P11"><text:span text:style-name="T9"><text:tab/>Evolução de Software</text:span></text:p>
      <text:p text:style-name="P11"><text:span text:style-name="T9"/></text:p>
      <text:p text:style-name="P11"><text:span text:style-name="T9">- O software é inerentemente flexível e pode mudar;</text:span></text:p>
      <text:p text:style-name="P11"><text:span text:style-name="T9">- Como os requisitos mudam durante as mudanças de circunstâncias de negócio, o software deve acompanhar esse process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2-24T22:24:33.404000000</dc:date>
    <meta:editing-duration>PT1H1S</meta:editing-duration>
    <meta:editing-cycles>8</meta:editing-cycles>
    <meta:generator>LibreOffice/24.2.0.3$Windows_X86_64 LibreOffice_project/da48488a73ddd66ea24cf16bbc4f7b9c08e9bea1</meta:generator>
    <meta:document-statistic meta:table-count="0" meta:image-count="0" meta:object-count="0" meta:page-count="5" meta:paragraph-count="101" meta:word-count="1277" meta:character-count="8538" meta:non-whitespace-character-count="7306"/>
  </office:meta>
</office:document-meta>
</file>